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  <style:text-properties officeooo:paragraph-rsid="00192997"/>
    </style:style>
    <style:style style:name="T1" style:family="text">
      <style:text-properties officeooo:rsid="00192997"/>
    </style:style>
    <style:style style:name="T2" style:family="text">
      <style:text-properties officeooo:rsid="001b2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ngs Fall Apart is a novel <text:span text:style-name="T1">published in 1958 and</text:span> written by Chinua Achebe. <text:span text:style-name="T1">T</text:span>he protagonist <text:span text:style-name="T1">of the story is</text:span> an Igbo warrior <text:span text:style-name="T1">called Okonkwo, and the novel is set</text:span> in pre-colonial Nigeria. The <text:span text:style-name="T1">book</text:span> is divided in <text:span text:style-name="T1">three parts</text:span>, <text:span text:style-name="T1">and explores various themes. These include</text:span> <text:span text:style-name="T1">the consequences of imperialism, the clashes that arise between cultures, and tradition.</text:span></text:p>
      <text:p text:style-name="P1">Okonkwo <text:span text:style-name="T2">is introduced</text:span> as a well-respected man <text:span text:style-name="T2">from the village of</text:span> Umuofia. <text:span text:style-name="T2">He is ambitious and strongly determined to</text:span> overcome his father's reputation as a<text:span text:style-name="T2">n unambitious, lazy man</text:span>. Okonkwo's character is defined by his strength, <text:span text:style-name="T2">bravery</text:span>, and desire for power, <text:span text:style-name="T2">and he is shaped by the values and traditions of his society</text:span> However, <text:span text:style-name="T2">these same traits lead him to disregard his community’s traditions and commit acts of increasing violence.</text:span></text:p>
      <text:p text:style-name="P1"><text:span text:style-name="T2">In the second part of the novel, European colonizers come to the village. They</text:span> bring with them <text:span text:style-name="T2">the</text:span> new religion <text:span text:style-name="T2">of</text:span> Christianity, <text:span text:style-name="T2">as well as a novel governing system</text:span>. <text:span text:style-name="T2">T</text:span>he Igbo people <text:span text:style-name="T2">have their traditional systems and power balances overthrown by the colonizers</text:span>, leading to conflict and confusion. Okonkwo, <text:span text:style-name="T2">who serves to</text:span> represent the old order, tries to resist the colonizers, but <text:span text:style-name="T2">this</text:span> <text:span text:style-name="T2">doomed</text:span> <text:span text:style-name="T2">struggle</text:span> lead<text:span text:style-name="T2">s</text:span> to his <text:span text:style-name="T2">downfall</text:span>. <text:span text:style-name="T2">Distraught, he kills himself.</text:span></text:p>
      <text:p text:style-name="P1">The <text:span text:style-name="T2">final</text:span> part of the novel depicts the aftermath of Okonkwo's suicide; <text:span text:style-name="T2">an event depicted as a tragic end to a once-great man</text:span>. The novel ends with the arrival of the colonizers' officials, who represent the beginning of a new <text:span text:style-name="T2">age</text:span> in <text:span text:style-name="T2">the society of the Igbo.</text:span></text:p>
      <text:p text:style-name="P1">One of the <text:span text:style-name="T2">central</text:span> themes of the novel is the <text:span text:style-name="T2">cultural clash</text:span> between the Igbo people and the European colonizers. <text:span text:style-name="T2">As a consequence of this clash, the traditional African culture and values of the village are destroyed and replaced</text:span>. <text:span text:style-name="T2">This is not helped by the attitude of the colonizers, who</text:span> Achebe portrays as arrogant and ignorant of the complexities of African societies. <text:span text:style-name="T2">As such, they are unable to understand the customs and beliefs of the Igbo people.</text:span></text:p>
      <text:p text:style-name="P1"><text:span text:style-name="T2">Th</text:span>e importance of tradition in shaping an individual's identity and <text:span text:style-name="T2">offering</text:span> sense of belonging <text:span text:style-name="T2">is another major theme</text:span>. Okonkwo's character is defined by his adherence to the customs and beliefs of his community, which give him a sense of <text:span text:style-name="T2">pride</text:span> and <text:span text:style-name="T2">purpose</text:span>. However, the<text:span text:style-name="T2">se traditions and values are eroded with the arrival of the colonizers</text:span>, leading to a sense of <text:span text:style-name="T2">confusion</text:span> and <text:span text:style-name="T2">loss</text:span> among the Igbo people.</text:p>
      <text:p text:style-name="P1">In conclusion, Things Fall Apart is a novel that <text:span text:style-name="T2">examines</text:span> <text:span text:style-name="T2">multifaceted</text:span> themes such as the clash of cultures, the consequences of imperialism, and the importance of tradition. <text:span text:style-name="T2">As a result of </text:span>Achebe's masterful storytelling and vivid descriptions of Igbo society, <text:span text:style-name="T2">this timeless classic continues to inspire readers to this day.</text:span></text:p>
      <text:p text:style-name="normal">(<text:span text:style-name="T2">441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20T20:02:32.219000000</dc:date>
    <meta:editing-duration>PT42M47S</meta:editing-duration>
    <meta:editing-cycles>2</meta:editing-cycles>
    <meta:document-statistic meta:table-count="0" meta:image-count="0" meta:object-count="0" meta:page-count="1" meta:paragraph-count="8" meta:word-count="443" meta:character-count="2696" meta:non-whitespace-character-count="2261"/>
  </office:meta>
</office:document-meta>
</file>